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f0046" officeooo:paragraph-rsid="000f0046"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fo:font-weight="bold" officeooo:rsid="006c2641" officeooo:paragraph-rsid="006c2641" style:font-size-asian="11pt" style:font-weight-asian="bold" style:font-size-complex="11pt" style:font-weight-complex="bold"/>
    </style:style>
    <style:style style:name="P3" style:family="paragraph" style:parent-style-name="Standard">
      <style:text-properties fo:font-size="11pt" fo:font-weight="bold" officeooo:rsid="01683269" officeooo:paragraph-rsid="01683269" style:font-size-asian="11pt" style:font-weight-asian="bold" style:font-size-complex="11pt" style:font-weight-complex="bold"/>
    </style:style>
    <style:style style:name="P4" style:family="paragraph" style:parent-style-name="Standard">
      <style:text-properties fo:font-size="11pt" fo:font-weight="normal" officeooo:rsid="0172a118" officeooo:paragraph-rsid="0172a118" style:font-size-asian="11pt" style:font-weight-asian="normal" style:font-size-complex="11pt" style:font-weight-complex="normal"/>
    </style:style>
    <style:style style:name="P5" style:family="paragraph" style:parent-style-name="Standard">
      <style:text-properties fo:font-size="11pt" fo:font-weight="normal" officeooo:rsid="0173145f" officeooo:paragraph-rsid="0173145f" style:font-size-asian="11pt" style:font-weight-asian="normal" style:font-size-complex="11pt" style:font-weight-complex="normal"/>
    </style:style>
    <style:style style:name="T1" style:family="text">
      <style:text-properties officeooo:rsid="000fe99c"/>
    </style:style>
    <style:style style:name="T2" style:family="text">
      <style:text-properties officeooo:rsid="015289ca"/>
    </style:style>
    <style:style style:name="T3" style:family="text">
      <style:text-properties officeooo:rsid="016f7b1a"/>
    </style:style>
    <style:style style:name="T4" style:family="text">
      <style:text-properties officeooo:rsid="01712f03"/>
    </style:style>
    <style:style style:name="T5" style:family="text">
      <style:text-properties officeooo:rsid="0172a118"/>
    </style:style>
    <style:style style:name="T6" style:family="text">
      <style:text-properties officeooo:rsid="01742c75"/>
    </style:style>
    <style:style style:name="T7" style:family="text">
      <style:text-properties officeooo:rsid="0175be3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 3<text:span text:style-name="T2">74</text:span>: <text:span text:style-name="T2">Financial Engineering Lab</text:span></text:p>
      <text:p text:style-name="P1">LAB <text:span text:style-name="T3">10</text:span> <text:span text:style-name="T1">Report</text:span></text:p>
      <text:p text:style-name="P2">Abheek Ghosh - 140123047</text:p>
      <text:p text:style-name="P1"/>
      <text:p text:style-name="P3">Question <text:span text:style-name="T5">2</text:span>: <text:span text:style-name="T4">(Plots at End of Report)</text:span></text:p>
      <text:p text:style-name="P4"/>
      <text:p text:style-name="P5">We observe that with respect to strike price the options (put or call) show their respective behaviours. But for various maturity the options show random behaviour for both price and volatility. Usually the volatility is high for v<text:span text:style-name="T6">e</text:span>ry short and very long time period <text:span text:style-name="T7">(low for medium)</text:span>. There is some correlation between historical and Implied Volatility (Avg), but not much.</text:p>
      <text:p text:style-name="P4"/>
      <text:p text:style-name="P4">Taking t = 0, as Dec-30-2016</text:p>
      <text:p text:style-name="P4"/>
      <text:p text:style-name="P4">NIFTY</text:p>
      <text:p text:style-name="P4">Maturity (working days)<text:tab/>Implied Volatility (Avg)<text:tab/><text:tab/>Historical Volatility</text:p>
      <text:p text:style-name="P4">63<text:tab/><text:tab/><text:tab/><text:tab/>0.202647<text:tab/><text:tab/><text:tab/>0.149626</text:p>
      <text:p text:style-name="P4">126<text:tab/><text:tab/><text:tab/><text:tab/>0.150987<text:tab/><text:tab/><text:tab/>0.130494</text:p>
      <text:p text:style-name="P4">189<text:tab/><text:tab/><text:tab/><text:tab/>0.160971<text:tab/><text:tab/><text:tab/>0.134660</text:p>
      <text:p text:style-name="P4">252<text:tab/><text:tab/><text:tab/><text:tab/>0.147656<text:tab/><text:tab/><text:tab/>0.150682</text:p>
      <text:p text:style-name="P4"/>
      <text:p text:style-name="P4"/>
      <text:p text:style-name="P4">AMBUJACEM</text:p>
      <text:p text:style-name="P4">Maturity (working days)<text:tab/>Implied Volatility (Avg)<text:tab/><text:tab/>Historical Volatility</text:p>
      <text:p text:style-name="P4">21<text:tab/><text:tab/><text:tab/><text:tab/>0.624427<text:tab/><text:tab/><text:tab/>0.232486</text:p>
      <text:p text:style-name="P4">42<text:tab/><text:tab/><text:tab/><text:tab/>0.560060<text:tab/><text:tab/><text:tab/>0.328754</text:p>
      <text:p text:style-name="P4">63<text:tab/><text:tab/><text:tab/><text:tab/>0.345049<text:tab/><text:tab/><text:tab/>0.293577</text:p>
      <text:p text:style-name="P4"/>
      <text:p text:style-name="P4"/>
      <text:p text:style-name="P4">BAJAJ-AUTO</text:p>
      <text:p text:style-name="P4">Maturity (working days)<text:tab/>Implied Volatility (Avg)<text:tab/><text:tab/>Historical Volatility</text:p>
      <text:p text:style-name="P4">21<text:tab/><text:tab/><text:tab/><text:tab/>0.215581<text:tab/><text:tab/><text:tab/>0.214274</text:p>
      <text:p text:style-name="P4">42<text:tab/><text:tab/><text:tab/><text:tab/>0.297569<text:tab/><text:tab/><text:tab/>0.240816</text:p>
      <text:p text:style-name="P4">63<text:tab/><text:tab/><text:tab/><text:tab/>0.261188<text:tab/><text:tab/><text:tab/>0.225267</text:p>
      <text:p text:style-name="P4"/>
      <text:p text:style-name="P4"/>
      <text:p text:style-name="P4">BANKBARODA</text:p>
      <text:p text:style-name="P4">Maturity (working days)<text:tab/>Implied Volatility (Avg)<text:tab/><text:tab/>Historical Volatility</text:p>
      <text:p text:style-name="P4">21<text:tab/><text:tab/><text:tab/><text:tab/>0.385542<text:tab/><text:tab/><text:tab/>0.248893</text:p>
      <text:p text:style-name="P4">42<text:tab/><text:tab/><text:tab/><text:tab/>0.402769<text:tab/><text:tab/><text:tab/>0.462451</text:p>
      <text:p text:style-name="P4">63<text:tab/><text:tab/><text:tab/><text:tab/>0.418663<text:tab/><text:tab/><text:tab/>0.4073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799cm" fo:margin-right="2.598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22:03:20.310425781</meta:creation-date>
    <dc:date>2017-04-15T23:41:58.145735542</dc:date>
    <meta:editing-duration>PT11H2M31S</meta:editing-duration>
    <meta:editing-cycles>357</meta:editing-cycles>
    <meta:generator>LibreOffice/5.1.6.2$Linux_X86_64 LibreOffice_project/10m0$Build-2</meta:generator>
    <meta:print-date>2016-11-02T12:08:45.410099225</meta:print-date>
    <meta:document-statistic meta:table-count="0" meta:image-count="0" meta:object-count="0" meta:page-count="1" meta:paragraph-count="27" meta:word-count="160" meta:character-count="1153" meta:non-whitespace-character-count="951"/>
  </office:meta>
</office:document-meta>
</file>